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4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63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15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text-align="start" fo:text-indent="0cm" style:text-autospace="none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10pt" fo:font-weight="bold" style:font-name-asian="Segoe UI" style:font-size-asian="10pt" style:font-weight-asian="bold" style:font-name-complex="Segoe UI" style:font-size-complex="10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style:text-position="super 58%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4" style:family="text">
      <style:text-properties fo:color="#000000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5" style:family="text">
      <style:text-properties fo:color="#000000" style:text-position="super 58%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6" style:family="text">
      <style:text-properties fo:color="#000000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7" style:family="text">
      <style:text-properties fo:color="#000000" style:font-name="Segoe UI Semibold" fo:font-size="22pt" fo:font-style="italic" style:font-name-asian="Segoe UI" style:font-size-asian="22pt" style:font-style-asian="italic" style:font-name-complex="Segoe UI" style:font-size-complex="22pt" style:font-style-complex="italic"/>
    </style:style>
    <style:style style:name="T8" style:family="text">
      <style:text-properties fo:color="#000000" style:text-position="super 58%" style:font-name="Segoe UI Semibold" fo:font-size="32pt" fo:font-style="italic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9" style:family="text">
      <style:text-properties fo:color="#000000" style:text-position="super 58%" style:font-name="Segoe UI Semibold1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10" style:family="text">
      <style:text-properties fo:color="#000000" style:text-position="0% 100%" style:font-name="Segoe UI Semibold1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11" style:family="text">
      <style:text-properties fo:color="#000000" style:font-name="Segoe UI Semibold1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4.384cm" svg:height="3.063cm" svg:x="1.778cm" svg:y="1.016cm">
          <draw:text-box>
            <text:p text:style-name="P1"><text:span text:style-name="T1">HOLY GOSPEL</text:span></text:p>
            <text:p text:style-name="P2"><text:span text:style-name="T2">Luke 19:28–4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7" draw:layer="layout" svg:width="25.4cm" svg:height="7.766cm" svg:x="1.27cm" svg:y="0.788cm">
          <draw:text-box>
            <text:p text:style-name="P5"><text:span text:style-name="T3">28</text:span><text:span text:style-name="T4">When he had said these things, he went on ahead, going up to Jerusalem. </text:span></text:p>
            <text:p text:style-name="P6"><text:span text:style-name="T5">29</text:span><text:span text:style-name="T6">When he drew near to Bethphage and Bethany, at the mount that is called Olivet, he sent two of the disciples, </text:span><text:span text:style-name="T7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7" draw:layer="layout" svg:width="23.984cm" svg:height="6.297cm" svg:x="2.032cm" svg:y="0.815cm">
          <draw:text-box>
            <text:p text:style-name="P5"><text:span text:style-name="T3">30</text:span><text:span text:style-name="T4">saying, “Go into the village in front of you, where on entering you will find a colt tied, on which no one has ever yet sat. Untie it and bring it he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5" draw:text-style-name="P7" draw:layer="layout" svg:width="24.892cm" svg:height="6.35cm" svg:x="1.524cm" svg:y="0.762cm">
          <draw:text-box>
            <text:p text:style-name="P5"><text:span text:style-name="T3">31</text:span><text:span text:style-name="T4">If anyone asks you, ‘Why are you untying it?’ you shall say this: ‘The Lord has need of it.’” </text:span><text:span text:style-name="T8">32</text:span><text:span text:style-name="T4">So those who were sent went away and found it just as he had told the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6" draw:text-style-name="P7" draw:layer="layout" svg:width="24.788cm" svg:height="5.08cm" svg:x="1.778cm" svg:y="0.762cm">
          <draw:text-box>
            <text:p text:style-name="P5"><text:span text:style-name="T3">33</text:span><text:span text:style-name="T4">And as they were untying the colt, its owners said to them, “Why are you untying the colt?” </text:span><text:span text:style-name="T3">34</text:span><text:span text:style-name="T4">And they said, “The Lord has need of it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7" draw:text-style-name="P7" draw:layer="layout" svg:width="24.788cm" svg:height="6.263cm" svg:x="1.778cm" svg:y="0.762cm">
          <draw:text-box>
            <text:p text:style-name="P5"><text:span text:style-name="T9">35</text:span><text:span text:style-name="T10">And they brought it to Jesus, and throwing their cloaks on the colt, they set Jesus on it. </text:span><text:span text:style-name="T9">36</text:span><text:span text:style-name="T11">And as he rode along, they spread their cloaks on the roa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3" draw:text-style-name="P10" draw:layer="layout" svg:width="25.146cm" svg:height="7.766cm" svg:x="1.27cm" svg:y="0.809cm">
          <draw:text-box>
            <text:p text:style-name="P9"><text:span text:style-name="T3">37</text:span><text:span text:style-name="T4">As he was drawing near—already on the way down the Mount of Olives—the whole multitude of his disciples began to rejoice and praise God with a loud voice for all the mighty works that they had seen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8" draw:text-style-name="P10" draw:layer="layout" svg:width="25.079cm" svg:height="4.883cm" svg:x="1.524cm" svg:y="0.705cm">
          <draw:text-box>
            <text:p text:style-name="P9"><text:span text:style-name="T3">38</text:span><text:span text:style-name="T4">saying, “Blessed is the King who comes in the name of the Lord! Peace in heaven and glory in the highest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9" draw:text-style-name="P10" draw:layer="layout" svg:width="25.079cm" svg:height="6.407cm" svg:x="1.524cm" svg:y="0.705cm">
          <draw:text-box>
            <text:p text:style-name="P9"><text:span text:style-name="T3">39</text:span><text:span text:style-name="T4">And some of the Pharisees in the crowd said to him, “Teacher, rebuke your disciples.” </text:span><text:span text:style-name="T3">40</text:span><text:span text:style-name="T4">He answered, “I tell you, if these were silent, the very stones would cry out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9T22:28:28.448000000</meta:creation-date>
    <dc:title>Blue template</dc:title>
    <meta:editing-duration>PT5M12S</meta:editing-duration>
    <meta:editing-cycles>5</meta:editing-cycles>
    <meta:generator>LibreOffice/6.0.6.2$Windows_X86_64 LibreOffice_project/0c292870b25a325b5ed35f6b45599d2ea4458e77</meta:generator>
    <dc:date>2018-11-30T15:12:05.418000000</dc:date>
    <meta:document-statistic meta:object-count="48"/>
  </office:meta>
</office:document-meta>
</file>